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https://uk.farnell.com/multicomp/g756v/case-abs-grey-300x200x75mm/dp/152669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ee50101s1-999-a/dc12v-fans/sunon/ee50101s1-1000u-999/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EC 60320 socke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fw415-0/iec-60320-connectors/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TY81-21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kty81-210/temperature-transducers/nxp/kty81-210-112/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n gril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fg-05a-bk/guards/tqsolution/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4mm banana sockets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katalog/?search=seb2610&amp;s_field=1000011&amp;s_order=des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ounding socket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bc-115/4mm-banana-sockets/sci/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K3960 receptacl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a3960h-02p-1/raster-signal-connectors-3-96mm/joint-tech/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KK3960 receptacl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a3960h-03p-1/raster-signal-connectors-3-96mm/joint-tech/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K3960 receptacl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a3960h-05p-1/raster-signal-connectors-3-96mm/joint-tech/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K3960 receptacl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en/details/a3960h-06p-1/raster-signal-connectors-3-96mm/joint-tech/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DIY</text:p>
          </table:table-cell>
          <table:table-cell/>
          <table:table-cell office:value-type="string" calcext:value-type="string">
            <text:p>see file transform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sh rod</text:p>
          </table:table-cell>
          <table:table-cell office:value-type="string" calcext:value-type="string">
            <text:p>DIY</text:p>
          </table:table-cell>
          <table:table-cell/>
          <table:table-cell office:value-type="string" calcext:value-type="string">
            <text:p>see folder /mechanical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uts, bolts, etc</text:p>
          </table:table-cell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/>
          <table:table-cell office:value-type="string" calcext:value-type="string">
            <text:p>X </text:p>
          </table:table-cell>
          <table:table-cell office:value-type="string" calcext:value-type="string">
            <text:p>wires</text:p>
          </table:table-cell>
          <table:table-cell table:style-name="Default"/>
          <table:table-cell/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3:46:10.928737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23:21:54.762508165</meta:creation-date>
    <meta:generator>LibreOffice/6.0.7.3$Linux_X86_64 LibreOffice_project/00m0$Build-3</meta:generator>
    <dc:date>2021-08-14T00:07:09.799662243</dc:date>
    <meta:editing-duration>PT20M54S</meta:editing-duration>
    <meta:editing-cycles>10</meta:editing-cycles>
    <meta:document-statistic meta:table-count="1" meta:cell-count="63" meta:object-count="0"/>
  </office:meta>
</office:document-meta>
</file>